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5236in" style:use-optimal-column-width="false"/>
    </style:style>
    <style:style style:name="TableColumn3" style:family="table-column">
      <style:table-column-properties style:column-width="0.5041in" style:use-optimal-column-width="false"/>
    </style:style>
    <style:style style:name="TableColumn4" style:family="table-column">
      <style:table-column-properties style:column-width="4.5354in" style:use-optimal-column-width="false"/>
    </style:style>
    <style:style style:name="Table1" style:family="table" style:master-page-name="MP0">
      <style:table-properties style:width="7.5631in" fo:margin-left="0in" table:align="left"/>
    </style:style>
    <style:style style:name="TableRow5" style:family="table-row">
      <style:table-row-properties style:min-row-height="1.618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>
        <style:tab-stops>
          <style:tab-stop style:type="left" style:position="0.6875in"/>
        </style:tab-stops>
      </style:paragraph-properties>
    </style:style>
    <style:style style:name="TableCell9" style:family="table-cell">
      <style:table-cell-properties fo:border="none" style:writing-mode="lr-tb" fo:padding-top="0in" fo:padding-left="0.0798in" fo:padding-bottom="0in" fo:padding-right="0.0798in"/>
    </style:style>
    <style:style style:name="P10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1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12" style:parent-style-name="Titre" style:family="paragraph">
      <style:text-properties fo:font-size="28pt" style:font-size-asian="28pt" style:font-size-complex="28pt" style:language-complex="fr" style:country-complex="FR"/>
    </style:style>
    <style:style style:name="P13" style:parent-style-name="Titre" style:family="paragraph">
      <style:text-properties fo:font-size="28pt" style:font-size-asian="28pt" style:font-size-complex="28pt" style:language-complex="fr" style:country-complex="FR"/>
    </style:style>
    <style:style style:name="P14" style:parent-style-name="Normal" style:family="paragraph">
      <style:text-properties style:language-complex="fr" style:country-complex="FR"/>
    </style:style>
    <style:style style:name="TableRow15" style:family="table-row">
      <style:table-row-properties style:min-row-height="8.3854in" style:use-optimal-row-height="false"/>
    </style:style>
    <style:style style:name="TableCell16" style:family="table-cell">
      <style:table-cell-properties fo:border="none" style:writing-mode="lr-tb" fo:padding-top="0in" fo:padding-left="0.0798in" fo:padding-bottom="0in" fo:padding-right="0.0798in"/>
    </style:style>
    <style:style style:name="T17" style:parent-style-name="Policepardéfaut" style:family="text">
      <style:text-properties style:language-complex="fr" style:country-complex="FR"/>
    </style:style>
    <style:style style:name="P18" style:parent-style-name="Sansinterligne" style:family="paragraph">
      <style:paragraph-properties fo:line-height="95%"/>
    </style:style>
    <style:style style:name="T19" style:parent-style-name="Policepardéfaut" style:family="text">
      <style:text-properties fo:language="en" fo:country="US" style:language-complex="fr" style:country-complex="FR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Policepardéfaut" style:family="text">
      <style:text-properties style:language-complex="fr" style:country-complex="FR"/>
    </style:style>
    <style:style style:name="TableCell26" style:family="table-cell">
      <style:table-cell-properties fo:border="none" style:writing-mode="lr-tb" fo:padding-top="0in" fo:padding-left="0.0798in" fo:padding-bottom="0in" fo:padding-right="0.0798in"/>
    </style:style>
    <style:style style:name="P27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28" style:family="table-cell">
      <style:table-cell-properties fo:border="none" style:writing-mode="lr-tb" fo:padding-top="0in" fo:padding-left="0.0798in" fo:padding-bottom="0in" fo:padding-right="0.0798in"/>
    </style:style>
    <style:style style:name="T29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T30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size="8pt" style:font-size-asian="8pt" style:font-size-complex="8pt"/>
    </style:style>
    <style:style style:name="P33" style:parent-style-name="Normal" style:family="paragraph">
      <style:text-properties fo:font-size="8pt" style:font-size-asian="8pt" style:font-size-complex="8pt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size="8pt" style:font-size-asian="8pt" style:font-size-complex="8pt"/>
    </style:style>
    <style:style style:name="P37" style:parent-style-name="Normal" style:family="paragraph">
      <style:text-properties fo:font-size="8pt" style:font-size-asian="8pt" style:font-size-complex="8pt"/>
    </style:style>
    <style:style style:name="P38" style:parent-style-name="Normal" style:family="paragraph">
      <style:text-properties fo:font-size="8pt" style:font-size-asian="8pt" style:font-size-complex="8pt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size="8pt" style:font-size-asian="8pt" style:font-size-complex="8pt"/>
    </style:style>
    <style:style style:name="T42" style:parent-style-name="Policepardéfaut" style:family="text">
      <style:text-properties fo:font-size="8pt" style:font-size-asian="8pt" style:font-size-complex="8pt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size="8pt" style:font-size-asian="8pt" style:font-size-complex="8pt"/>
    </style:style>
    <style:style style:name="T45" style:parent-style-name="Policepardéfaut" style:family="text">
      <style:text-properties fo:font-size="8pt" style:font-size-asian="8pt" style:font-size-complex="8pt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size="8pt" style:font-size-asian="8pt" style:font-size-complex="8pt"/>
    </style:style>
    <style:style style:name="T49" style:parent-style-name="Policepardéfaut" style:family="text">
      <style:text-properties fo:font-size="8pt" style:font-size-asian="8pt" style:font-size-complex="8pt"/>
    </style:style>
    <style:style style:name="T5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52" style:parent-style-name="Paragraphedeliste" style:family="paragraph">
      <style:text-properties fo:font-size="8pt" style:font-size-asian="8pt" style:font-size-complex="8pt"/>
    </style:style>
    <style:style style:name="P53" style:parent-style-name="Paragraphedeliste" style:family="paragraph">
      <style:text-properties fo:font-size="8pt" style:font-size-asian="8pt" style:font-size-complex="8pt"/>
    </style:style>
    <style:style style:name="P54" style:parent-style-name="Paragraphedeliste" style:family="paragraph">
      <style:text-properties fo:font-size="8pt" style:font-size-asian="8pt" style:font-size-complex="8pt"/>
    </style:style>
    <style:style style:name="P55" style:parent-style-name="Paragraphedeliste" style:family="paragraph">
      <style:text-properties fo:font-size="8pt" style:font-size-asian="8pt" style:font-size-complex="8pt"/>
    </style:style>
    <style:style style:name="P56" style:parent-style-name="Paragraphedeliste" style:family="paragraph">
      <style:text-properties fo:font-size="8pt" style:font-size-asian="8pt" style:font-size-complex="8pt"/>
    </style:style>
    <style:style style:name="P57" style:parent-style-name="Paragraphedeliste" style:family="paragraph">
      <style:text-properties fo:font-size="8pt" style:font-size-asian="8pt" style:font-size-complex="8pt"/>
    </style:style>
    <style:style style:name="P58" style:parent-style-name="Paragraphedeliste" style:family="paragraph">
      <style:text-properties fo:font-size="8pt" style:font-size-asian="8pt" style:font-size-complex="8pt"/>
    </style:style>
    <style:style style:name="P59" style:parent-style-name="Paragraphedeliste" style:family="paragraph">
      <style:text-properties fo:font-size="8pt" style:font-size-asian="8pt" style:font-size-complex="8pt"/>
    </style:style>
    <style:style style:name="P60" style:parent-style-name="Normal" style:family="paragraph">
      <style:text-properties fo:font-size="8pt" style:font-size-asian="8pt" style:font-size-complex="8pt"/>
    </style:style>
    <style:style style:name="P61" style:parent-style-name="Paragraphedeliste" style:family="paragraph">
      <style:text-properties fo:font-size="8pt" style:font-size-asian="8pt" style:font-size-complex="8pt"/>
    </style:style>
    <style:style style:name="P62" style:parent-style-name="Listeàpuces" style:family="paragraph">
      <style:paragraph-properties fo:text-align="justify"/>
    </style:style>
    <style:style style:name="T63" style:parent-style-name="Policepardéfaut" style:family="text">
      <style:text-properties fo:font-size="8pt" style:font-size-asian="8pt" style:font-size-complex="8pt" style:language-complex="fr" style:country-complex="FR"/>
    </style:style>
    <style:style style:name="P64" style:parent-style-name="Listeàpuces" style:family="paragraph">
      <style:paragraph-properties fo:text-align="justify"/>
      <style:text-properties fo:font-size="8pt" style:font-size-asian="8pt" style:font-size-complex="8pt"/>
    </style:style>
    <style:style style:name="P65" style:parent-style-name="Listeàpuces" style:family="paragraph">
      <style:paragraph-properties fo:text-align="justify"/>
      <style:text-properties fo:font-size="8pt" style:font-size-asian="8pt" style:font-size-complex="8pt"/>
    </style:style>
    <style:style style:name="P66" style:parent-style-name="Listeàpuces" style:family="paragraph">
      <style:paragraph-properties fo:text-align="justify"/>
      <style:text-properties fo:font-size="8pt" style:font-size-asian="8pt" style:font-size-complex="8pt"/>
    </style:style>
    <style:style style:name="P67" style:parent-style-name="Listeàpuces" style:family="paragraph">
      <style:paragraph-properties fo:text-align="justify"/>
    </style:style>
    <style:style style:name="T68" style:parent-style-name="Policepardéfaut" style:family="text">
      <style:text-properties fo:font-size="8pt" style:font-size-asian="8pt" style:font-size-complex="8pt"/>
    </style:style>
    <style:style style:name="P69" style:parent-style-name="Listeàpuces" style:family="paragraph">
      <style:paragraph-properties fo:text-align="justify"/>
    </style:style>
    <style:style style:name="T70" style:parent-style-name="Policepardéfaut" style:family="text">
      <style:text-properties fo:font-size="8pt" style:font-size-asian="8pt" style:font-size-complex="8pt"/>
    </style:style>
    <style:style style:name="P71" style:parent-style-name="Listeàpuces" style:family="paragraph">
      <style:paragraph-properties fo:text-align="justify"/>
    </style:style>
    <style:style style:name="T72" style:parent-style-name="Policepardéfaut" style:family="text">
      <style:text-properties fo:font-size="8pt" style:font-size-asian="8pt" style:font-size-complex="8pt"/>
    </style:style>
    <style:style style:name="P73" style:parent-style-name="Listeàpuces" style:family="paragraph">
      <style:paragraph-properties fo:text-align="justify"/>
    </style:style>
    <style:style style:name="T74" style:parent-style-name="Policepardéfaut" style:family="text">
      <style:text-properties fo:font-size="8pt" style:font-size-asian="8pt" style:font-size-complex="8pt"/>
    </style:style>
    <style:style style:name="P75" style:parent-style-name="Listeàpuces" style:family="paragraph">
      <style:paragraph-properties fo:text-align="justify"/>
    </style:style>
    <style:style style:name="P76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9">
            <text:p text:style-name="P10"/>
          </table:table-cell>
          <table:table-cell table:style-name="TableCell11">
            <text:p text:style-name="P12">Mathéo</text:p>
            <text:p text:style-name="P13">Ronceray</text:p>
            <text:p text:style-name="P14">(10 mars 2003)</text:p>
          </table:table-cell>
        </table:table-row>
        <table:table-row table:style-name="TableRow15">
          <table:table-cell table:style-name="TableCell16">
            <text:h text:style-name="Titre3" text:outline-level="3"><text:span text:style-name="T17">Profil</text:span></text:h>
            <text:p text:style-name="P18">Je suis une personne passionnée de jeu vidéo et de 3D qui a acquis des compétences de programmation.</text:p>
            <text:p text:style-name="Normal"/>
            <text:p text:style-name="Normal"/>
            <text:h text:style-name="Titre3" text:outline-level="3"><text:span text:style-name="T19">Contact</text:span></text:h>
            <text:p text:style-name="P20">TÉLÉPHONE :<text:s/></text:p>
            <text:p text:style-name="P21">+1(450) 916 0922</text:p>
            <text:p text:style-name="P22"/>
            <text:p text:style-name="P23">LINKEDIN: https://www.linkedin.com/in/math%C3%A9 o-ronceray-bbb2ba250/</text:p>
            <text:p text:style-name="P24"/>
            <text:p text:style-name="Normal">E-MAIL :<text:s/><text:a xlink:href="mailto:wolzinix@outlook.fr" office:target-frame-name="_top" xlink:show="replace"><text:span text:style-name="Lienhypertexte">wolzinix@outlook.fr</text:span></text:a></text:p>
            <text:p text:style-name="Normal"/>
            <text:p text:style-name="Normal">Adresse : 571 Rue Morin Chicoutimi G7H 4Y7</text:p>
            <text:h text:style-name="Titre3" text:outline-level="3"><text:span text:style-name="T25">activités et centres d’intérêt</text:span></text:h>
            <text:p text:style-name="Normal">Jeux vidéo<text:s/></text:p>
            <text:p text:style-name="Normal">Modélisation 3D<text:s/></text:p>
            <text:p text:style-name="Normal">Judo<text:s/></text:p>
            <text:p text:style-name="Normal"/>
            <text:h text:style-name="Titre3" text:outline-level="3">CARACTERE<text:s/></text:h>
            <text:p text:style-name="Normal"/>
            <text:p text:style-name="Normal">Honnête</text:p>
            <text:p text:style-name="Normal">Passionné</text:p>
            <text:p text:style-name="Normal">Volontaire<text:s/></text:p>
            <text:p text:style-name="Normal">A l’écoute<text:s/></text:p>
            <text:p text:style-name="Normal">Aimable</text:p>
            <text:p text:style-name="Normal">Organiser</text:p>
            <text:p text:style-name="Normal"/>
            <text:p text:style-name="Normal"/>
            <text:h text:style-name="Titre3" text:outline-level="3">LANGUES<text:s/></text:h>
            <text:p text:style-name="Normal"/>
            <text:p text:style-name="Normal">Français : natif<text:s/></text:p>
            <text:p text:style-name="Normal">Anglais/ espagnol : compréhension moyenne</text:p>
            <text:p text:style-name="Normal"/>
            <text:h text:style-name="Titre3" text:outline-level="3">Porte Follio</text:h>
            <text:p text:style-name="Normal"/>
            <text:p text:style-name="Normal">https://wolzinix.github.io./</text:p>
          </table:table-cell>
          <table:table-cell table:style-name="TableCell26">
            <text:p text:style-name="P27"/>
          </table:table-cell>
          <table:table-cell table:style-name="TableCell28">
            <text:h text:style-name="Titre2" text:outline-level="2"><text:span text:style-name="T29">PARCOURS PROFESSIONNEL</text:span></text:h>
            <text:h text:style-name="Titre2" text:outline-level="2"><text:span text:style-name="T30">FORMATION</text:span></text:h>
            <text:p text:style-name="P31">Université du Québec à Chicoutimi, Chicoutimi, Quebec, Canada</text:p>
            <text:p text:style-name="P32">Aout 2023 – Aujourd’hui</text:p>
            <text:p text:style-name="P33">Baccalauréat Jeu vidéo</text:p>
            <text:p text:style-name="P34"/>
            <text:p text:style-name="P35">Centre Image, Reims, France</text:p>
            <text:p text:style-name="P36">11 avril 2023 – 2 juin 2023</text:p>
            <text:p text:style-name="P37">Stage dans le cadre de mes études</text:p>
            <text:p text:style-name="P38">Acquisition de mouvements corporels via une camera RGB-D</text:p>
            <text:p text:style-name="P39"/>
            <text:p text:style-name="Normal"><text:span text:style-name="T40">Université Reims Champagne-Ardenne, Reims, France</text:span><text:s/><text:line-break/><text:span text:style-name="T41">septembre 2022 – Juin 2023</text:span><text:span text:style-name="T42"><text:line-break/>B.U.T informatique 2ère année spécialité développement<text:s/></text:span></text:p>
            <text:p text:style-name="Normal"/>
            <text:p text:style-name="Normal"><text:span text:style-name="T43">Université Reims Champagne-Ardenne, Reims, France</text:span><text:s/><text:line-break/><text:span text:style-name="T44">Septembre 2021 - Juin 2022<text:s/></text:span><text:span text:style-name="T45"><text:line-break/>B.U.T informatique 1ère année</text:span></text:p>
            <text:p text:style-name="Normal"/>
            <text:p text:style-name="Normal"><text:span text:style-name="T46">Lycée Pierre-Méchain, Laon, France<text:s/></text:span><text:span text:style-name="T47"><text:line-break/></text:span><text:span text:style-name="T48">septembre 2020 - Juin 2021<text:s/></text:span><text:span text:style-name="T49"><text:line-break/>Baccalauréat général spécialité : mathématique, NSI</text:span></text:p>
            <text:p text:style-name="Normal"/>
            <text:p text:style-name="Normal"><text:span text:style-name="T50"><draw:connector draw:type="line" svg:x1="0.01206in" svg:y1="0.18851in" svg:x2="4.3822in" svg:y2="0.18851in" draw:z-index="251659264" draw:id="id0" draw:style-name="a1" draw:name="Connecteur droit 1" text:anchor-type="paragraph"><svg:title/><svg:desc/></draw:connector></text:span><text:span text:style-name="T51">PROJETS REALISES<text:s/></text:span></text:p>
            <text:p text:style-name="Normal"/>
            <text:list text:style-name="LFO2" text:continue-numbering="true">
              <text:list-item>
                <text:p text:style-name="P52">Création d’un jeu de bataille navale entre joueurs.<text:s/>Projet consistant à l’aide de consigne et de l’interface du jeu d’implémenter<text:s/>ce projet en python.</text:p>
              </text:list-item>
            </text:list>
            <text:p text:style-name="P53"/>
            <text:list text:style-name="LFO2" text:continue-numbering="true">
              <text:list-item>
                <text:p text:style-name="P54">Analyse et Création d’une base de données A partir d’un sujet, je devais analyser les données fournis pour pouvoir créer une base de données utilisable.<text:line-break/></text:p>
              </text:list-item>
              <text:list-item>
                <text:p text:style-name="P55">Création, en équipe de 5, d’un site internet pour un client avec php Du cahier des charges à l’analyse jusqu’à la réalisation.<text:line-break/></text:p>
              </text:list-item>
              <text:list-item>
                <text:p text:style-name="P56">Amélioration du précèdent projet avec la même équipe. Découpage du projet entre une API et un site web l’utilisant.</text:p>
              </text:list-item>
            </text:list>
            <text:p text:style-name="P57"/>
            <text:list text:style-name="LFO2" text:continue-numbering="true">
              <text:list-item>
                <text:p text:style-name="P58">Participation à la WonderJam de Mars 2024</text:p>
              </text:list-item>
            </text:list>
            <text:p text:style-name="P59"/>
            <text:p text:style-name="P60"/>
            <text:list text:style-name="LFO2" text:continue-numbering="true">
              <text:list-item>
                <text:p text:style-name="P61">Nombreux projet scolaire de création de jeu vidéo<text:s/>(cf porte follio)</text:p>
              </text:list-item>
            </text:list>
            <text:h text:style-name="Titre2" text:outline-level="2">Compétences<text:s/></text:h>
            <text:list text:style-name="LFO1" text:continue-numbering="true">
              <text:list-item>
                <text:p text:style-name="P62"><text:span text:style-name="T63">Gestion et création de base de données</text:span></text:p>
              </text:list-item>
              <text:list-item>
                <text:p text:style-name="P64">Utilisation c++, c#, blueprint, python, dart</text:p>
              </text:list-item>
              <text:list-item>
                <text:p text:style-name="P65">Utilisation Linux</text:p>
              </text:list-item>
              <text:list-item>
                <text:p text:style-name="P66">Utilisation GIT, Perforce</text:p>
              </text:list-item>
              <text:list-item>
                <text:p text:style-name="P67"><text:span text:style-name="T68">Utilisation Unity, Unreal</text:span></text:p>
              </text:list-item>
              <text:list-item>
                <text:p text:style-name="P69"><text:span text:style-name="T70">Développement d’application</text:span></text:p>
              </text:list-item>
              <text:list-item>
                <text:p text:style-name="P71"><text:span text:style-name="T72">Travail d’équipe</text:span></text:p>
              </text:list-item>
              <text:list-item>
                <text:p text:style-name="P73"><text:span text:style-name="T74">Autonomie</text:span></text:p>
              </text:list-item>
            </text:list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entury Gothic" style:font-name-asian="Meiry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complex="Times New Roman" fo:color="#548AB7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-complex="Times New Roman" fo:font-weight="bold" style:font-weight-asian="bold" style:font-weight-complex="bold" fo:text-transform="uppercase" fo:font-size="11pt" style:font-size-asian="11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-complex="Times New Roman" fo:font-weight="bold" style:font-weight-asian="bold" fo:text-transform="uppercase" fo:color="#548AB7" fo:font-size="11pt" style:font-size-asian="11pt" style:font-size-complex="12pt" fo:hyphenate="false"/>
    </style:style>
    <style:style style:name="Titre4" style:display-name="Titre 4" style:family="paragraph" style:parent-style-name="Normal" style:next-style-name="Normal" style:default-outline-level="4">
      <style:text-properties fo:font-weight="bold" style:font-weight-asian="bold" fo:hyphenate="false"/>
    </style:style>
    <style:style style:name="Normal" style:display-name="Normal" style:family="paragraph">
      <style:text-properties fo:font-size="9pt" style:font-size-asian="9pt" style:font-size-complex="11pt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re" style:display-name="Titr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reCar" style:display-name="Titre Car" style:family="text" style:parent-style-name="Policepardéfaut">
      <style:text-properties fo:text-transform="uppercase" fo:color="#000000" fo:font-size="48pt" style:font-size-asian="48pt" style:font-size-complex="38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>
      <style:text-properties fo:font-size="9pt" style:font-size-asian="9pt" style:font-size-complex="11pt"/>
    </style:style>
    <style:style style:name="Lienhypertexte" style:display-name="Lien hypertexte" style:family="text" style:parent-style-name="Policepardéfaut">
      <style:text-properties fo:color="#B85A22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size="11pt" style:font-size-asian="11pt" style:font-size-complex="11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1pt" style:font-size-asian="11pt" style:font-size-complex="11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Sous-titre" style:display-name="Sous-titre" style:family="paragraph" style:parent-style-name="Normal" style:next-style-name="Normal">
      <style:text-properties fo:color="#000000" fo:letter-spacing="0.0131in" style:text-scale="86%" fo:font-size="16pt" style:font-size-asian="16pt" style:font-size-complex="14pt" fo:hyphenate="false"/>
    </style:style>
    <style:style style:name="Sous-titreCar" style:display-name="Sous-titre Car" style:family="text" style:parent-style-name="Policepardéfaut">
      <style:text-properties fo:color="#000000" fo:letter-spacing="0.0131in" style:text-scale="86%" fo:font-size="16pt" style:font-size-asian="16pt" style:font-size-complex="14pt"/>
    </style:style>
    <style:style style:name="Titre3Car" style:display-name="Titre 3 Car" style:family="text" style:parent-style-name="Policepardéfaut">
      <style:text-properties style:font-name="Century Gothic" style:font-name-asian="Meiryo" style:font-name-complex="Times New Roman" fo:font-weight="bold" style:font-weight-asian="bold" fo:text-transform="uppercase" fo:color="#548AB7" fo:font-size="11pt" style:font-size-asian="11pt"/>
    </style:style>
    <style:style style:name="Titre4Car" style:display-name="Titre 4 Car" style:family="text" style:parent-style-name="Policepardéfaut">
      <style:text-properties fo:font-weight="bold" style:font-weight-asian="bold" fo:font-size="9pt" style:font-size-asian="9pt" style:font-size-complex="11pt"/>
    </style:style>
    <style:style style:name="Listeàpuces" style:display-name="Liste à puces" style:family="paragraph" style:parent-style-name="Normal" style:list-style-name="LFO1">
      <style:text-properties style:font-name-asian="Century Gothic" fo:color="#595959" fo:font-size="11pt" style:font-size-asian="11pt" style:language-asian="en" style:country-asian="US" fo:hyphenate="false"/>
    </style:style>
    <style:style style:name="Sansinterligne" style:display-name="Sans interligne" style:family="paragraph">
      <style:text-properties fo:font-size="9pt" style:font-size-asian="9pt" style:font-size-complex="11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1LVL1" style:family="text">
      <style:text-properties style:font-name="Symbol" fo:color="#94B6D2" fo:font-size="12pt" style:font-size-asian="12pt"/>
    </style:style>
    <style:style style:name="WW_CharLFO1LVL2" style:family="text">
      <style:text-properties style:font-name="Courier New" fo:color="#94B6D2" fo:font-size="12pt" style:font-size-asian="12pt"/>
    </style:style>
    <style:style style:name="WW_CharLFO1LVL3" style:family="text">
      <style:text-properties style:font-name="Wingdings" fo:color="#94B6D2" fo:font-size="12pt" style:font-size-asian="12pt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Century Gothic" style:font-name-asian="Meiryo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3777in" fo:margin-bottom="0.5in" fo:margin-right="0.37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T8" style:parent-style-name="Policepardéfaut" style:family="text">
      <style:text-properties style:language-complex="fr" style:country-complex="F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En-tête"><text:span text:style-name="T8"><draw:frame draw:z-index="251659264" draw:style-name="a0" draw:name="Graphisme 3" text:anchor-type="paragraph" svg:x="0in" svg:y="0in" svg:width="7.94in" svg:height="10.53in" style:rel-width="scale" style:rel-height="scale"><draw:image xlink:href="media/image1.sv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EO RONCERAY</meta:initial-creator>
    <dc:creator>Wolzinix Armyboy02</dc:creator>
    <meta:creation-date>2023-08-14T01:15:00Z</meta:creation-date>
    <dc:date>2024-04-19T16:32:00Z</dc:date>
    <meta:print-date>2023-08-14T01:36:00Z</meta:print-date>
    <meta:template xlink:href="CV%20de%20Gestionnaire%20hôtelier.dotx" xlink:type="simple"/>
    <meta:editing-cycles>48</meta:editing-cycles>
    <meta:editing-duration>PT25140S</meta:editing-duration>
    <meta:user-defined meta:name="ContentTypeId">0x01010079F111ED35F8CC479449609E8A0923A6</meta:user-defined>
    <meta:document-statistic meta:page-count="1" meta:paragraph-count="4" meta:word-count="336" meta:character-count="2186" meta:row-count="15" meta:non-whitespace-character-count="1854"/>
  </office:meta>
</office:document-meta>
</file>